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6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5" table:number-columns-spanned="2" table:number-rows-spanned="1">
            <text:p>5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6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7">
          <table:table-cell/>
          <table:table-cell table:style-name="ce12" table:content-validation-name="val1" office:value-type="string" table:number-columns-spanned="2" table:number-rows-spanned="1">
            <text:p>TDAC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6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Taegan Isaac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Katie Dyck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e</text:p>
          </table:table-cell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table-cell table:style-name="ce48" table:formula="of:=[Calculations.Y42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iden Glass</text:p>
          </table:table-cell>
          <table:covered-table-cell table:style-name="ce19" table:content-validation-name="val2"/>
          <table:table-cell table:number-columns-repeated="7" table:style-name="ce26"/>
          <table:table-cell table:style-name="ce26" office:value-type="string">
            <text:p>c</text:p>
          </table:table-cell>
          <table:table-cell table:style-name="ce26" office:value-type="string">
            <text:p>c</text:p>
          </table:table-cell>
          <table:table-cell table:style-name="ce26" office:value-type="string">
            <text:p>c</text:p>
          </table:table-cell>
          <table:table-cell table:number-columns-repeated="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Haydn Ulv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Kristen Turenne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7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 office:value-type="float" office:value="40">
            <text:p>40</text:p>
          </table:table-cell>
          <table:table-cell table:style-name="ce20" table:formula="of:=[Calculations.M7]" office:value-type="float" office:value="60">
            <text:p>60</text:p>
          </table:table-cell>
          <table:table-cell table:style-name="ce20" table:formula="of:=[Calculations.N7]" office:value-type="float" office:value="90">
            <text:p>90</text:p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110">
            <text:p>11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7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Westgate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y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ordan McGettiga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Wisdon Okereke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8" table:style-name="ce27"/>
          <table:table-cell table:style-name="ce40"/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0" table:number-columns-spanned="1" table:number-rows-spanned="3">
            <text:p>1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ames Gregory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5" table:style-name="ce27"/>
          <table:table-cell table:style-name="ce27" office:value-type="string">
            <text:p>e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Yaddak Mela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7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40">
            <text:p>40</text:p>
          </table:table-cell>
          <table:table-cell table:style-name="ce20" table:formula="of:=[Calculations.I58]" office:value-type="float" office:value="30">
            <text:p>3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20">
            <text:p>20</text:p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10">
            <text:p>1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Westgat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y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Caleb Ens</text:p>
          </table:table-cell>
          <table:covered-table-cell table:style-name="ce22" table:content-validation-name="val4"/>
          <table:table-cell table:number-columns-repeated="12" table:style-name="ce28"/>
          <table:table-cell table:style-name="ce41" office:value-type="string">
            <text:p>e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John Juson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40" table:number-columns-spanned="1" table:number-rows-spanned="3">
            <text:p>14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Kiana Ens</text:p>
          </table:table-cell>
          <table:covered-table-cell table:style-name="ce22" table:content-validation-name="val4"/>
          <table:table-cell table:number-columns-repeated="6"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28" office:value-type="string">
            <text:p>b</text:p>
          </table:table-cell>
          <table:table-cell table:style-name="ce41"/>
          <table:table-cell table:style-name="ce28" office:value-type="string">
            <text:p>c</text:p>
          </table:table-cell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7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60">
            <text:p>6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90">
            <text:p>9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110">
            <text:p>110</text:p>
          </table:table-cell>
          <table:table-cell table:style-name="ce20" table:formula="of:=[Calculations.Q109]" office:value-type="float" office:value="100">
            <text:p>100</text:p>
          </table:table-cell>
          <table:table-cell table:style-name="ce20" table:formula="of:=[Calculations.R109]" office:value-type="float" office:value="120">
            <text:p>120</text:p>
          </table:table-cell>
          <table:table-cell table:style-name="ce20" table:formula="of:=[Calculations.S109]" office:value-type="float" office:value="140">
            <text:p>14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.067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5">
            <text:p>Quiz A5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TDAC 1">
            <text:p>TDAC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10">
            <text:p>110</text:p>
          </table:table-cell>
          <table:table-cell table:style-name="ce58" table:formula="of:=[Calculations.AE16]" office:value-type="float" office:value="11">
            <text:p>11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Westgate 5">
            <text:p>Westgate 5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10">
            <text:p>10</text:p>
          </table:table-cell>
          <table:table-cell table:style-name="ce58" table:formula="of:=[Calculations.AE17]" office:value-type="float" office:value="1">
            <text:p>1</text:p>
          </table:table-cell>
          <table:table-cell table:style-name="ce58" table:formula="of:=[Calculations.AF17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1">
            <text:p>Westgate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40">
            <text:p>140</text:p>
          </table:table-cell>
          <table:table-cell table:style-name="ce58" table:formula="of:=[Calculations.AE18]" office:value-type="float" office:value="16">
            <text:p>16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TDAC 1">
            <text:p>TDAC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Taegan Isaac">
            <text:p>Taegan Isaac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Katie Dyck">
            <text:p>Katie Dyck</text:p>
          </table:table-cell>
          <table:table-cell table:formula="of:=[Calculations.B3]" office:value-type="float" office:value="20">
            <text:p>2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e">
            <text:p>e</text:p>
          </table:table-cell>
          <table:table-cell table:style-name="ce66" table:formula="of:=[Calculations.Q3]" office:value-type="string" office:string-value="c">
            <text:p>c</text:p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iden Glass">
            <text:p>Aiden Glass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 office:value-type="string" office:string-value="c">
            <text:p>c</text:p>
          </table:table-cell>
          <table:table-cell table:style-name="ce66" table:formula="of:=[Calculations.M4]" office:value-type="string" office:string-value="c">
            <text:p>c</text:p>
          </table:table-cell>
          <table:table-cell table:style-name="ce66" table:formula="of:=[Calculations.N4]" office:value-type="string" office:string-value="c">
            <text:p>c</text:p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Haydn Ulven">
            <text:p>Haydn Ulven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Kristen Turenne">
            <text:p>Kristen Turenne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 office:value-type="float" office:value="40">
            <text:p>40</text:p>
          </table:table-cell>
          <table:table-cell table:style-name="ce65" table:formula="of:=[Calculations.M7]" office:value-type="float" office:value="60">
            <text:p>60</text:p>
          </table:table-cell>
          <table:table-cell table:style-name="ce65" table:formula="of:=[Calculations.N7]" office:value-type="float" office:value="90">
            <text:p>90</text:p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110">
            <text:p>11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Westgate 5">
            <text:p>Westgate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0">
            <text:p>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ordan McGettigan">
            <text:p>Jordan McGettigan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Wisdon Okereke">
            <text:p>Wisdon Okereke</text:p>
          </table:table-cell>
          <table:table-cell table:formula="of:=[Calculations.B54]" office:value-type="float" office:value="20">
            <text:p>2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 office:value-type="string" office:string-value="c">
            <text:p>c</text:p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 office:value-type="string" office:string-value="e">
            <text:p>e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ames Gregory">
            <text:p>James Gregory</text:p>
          </table:table-cell>
          <table:table-cell table:formula="of:=[Calculations.B55]" office:value-type="float" office:value="-20">
            <text:p>-20</text:p>
          </table:table-cell>
          <table:table-cell table:style-name="ce60" table:formula="of:=[Calculations.C55]" office:value-type="float" office:value="3">
            <text:p>3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 office:value-type="string" office:string-value="e">
            <text:p>e</text:p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e">
            <text:p>e</text:p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 office:value-type="string" office:string-value="e">
            <text:p>e</text:p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Yaddak Mela">
            <text:p>Yaddak Mela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40">
            <text:p>40</text:p>
          </table:table-cell>
          <table:table-cell table:style-name="ce65" table:formula="of:=[Calculations.I58]" office:value-type="float" office:value="30">
            <text:p>3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20">
            <text:p>20</text:p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10">
            <text:p>1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1">
            <text:p>Westgat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40">
            <text:p>1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Caleb Ens">
            <text:p>Caleb Ens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 office:value-type="string" office:string-value="e">
            <text:p>e</text:p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John Juson">
            <text:p>John Juson</text:p>
          </table:table-cell>
          <table:table-cell table:formula="of:=[Calculations.B105]" office:value-type="float" office:value="70">
            <text:p>7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 office:value-type="string" office:string-value="c">
            <text:p>c</text:p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c">
            <text:p>c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 office:value-type="string" office:string-value="c">
            <text:p>c</text:p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Kiana Ens">
            <text:p>Kiana Ens</text:p>
          </table:table-cell>
          <table:table-cell table:formula="of:=[Calculations.B106]" office:value-type="float" office:value="40">
            <text:p>4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 office:value-type="string" office:string-value="e">
            <text:p>e</text:p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 office:value-type="string" office:string-value="b">
            <text:p>b</text:p>
          </table:table-cell>
          <table:table-cell table:style-name="ce67" table:formula="of:=[Calculations.Q106]">
            <text:p/>
          </table:table-cell>
          <table:table-cell table:style-name="ce67" table:formula="of:=[Calculations.R106]" office:value-type="string" office:string-value="c">
            <text:p>c</text:p>
          </table:table-cell>
          <table:table-cell table:style-name="ce67" table:formula="of:=[Calculations.S106]" office:value-type="string" office:string-value="c">
            <text:p>c</text:p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60">
            <text:p>60</text:p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90">
            <text:p>9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 office:value-type="float" office:value="110">
            <text:p>110</text:p>
          </table:table-cell>
          <table:table-cell table:style-name="ce65" table:formula="of:=[Calculations.Q109]" office:value-type="float" office:value="100">
            <text:p>100</text:p>
          </table:table-cell>
          <table:table-cell table:style-name="ce65" table:formula="of:=[Calculations.R109]" office:value-type="float" office:value="120">
            <text:p>120</text:p>
          </table:table-cell>
          <table:table-cell table:style-name="ce65" table:formula="of:=[Calculations.S109]" office:value-type="float" office:value="140">
            <text:p>14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TDAC 1">
            <text:p>TDAC 1</text:p>
          </table:table-cell>
          <table:table-cell table:style-name="ce9" table:formula="of:=CONCATENATE([$Quiz.$C$3];[$Quiz.$D$3])" office:value-type="string" office:string-value="A5">
            <text:p>A5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10">
            <text:p>110</text:p>
          </table:table-cell>
          <table:table-cell table:style-name="ce24" table:formula="of:=[Calculations.AE16]" office:value-type="float" office:value="11">
            <text:p>11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Westgate 5">
            <text:p>Westgate 5</text:p>
          </table:table-cell>
          <table:table-cell table:style-name="ce9" table:formula="of:=CONCATENATE([$Quiz.$C$3];[$Quiz.$D$3])" office:value-type="string" office:string-value="A5">
            <text:p>A5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10">
            <text:p>10</text:p>
          </table:table-cell>
          <table:table-cell table:style-name="ce24" table:formula="of:=[Calculations.AE17]" office:value-type="float" office:value="1">
            <text:p>1</text:p>
          </table:table-cell>
          <table:table-cell table:formula="of:=[Calculations.AF1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1">
            <text:p>Westgate 1</text:p>
          </table:table-cell>
          <table:table-cell table:style-name="ce9" table:formula="of:=CONCATENATE([$Quiz.$C$3];[$Quiz.$D$3])" office:value-type="string" office:string-value="A5">
            <text:p>A5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40">
            <text:p>140</text:p>
          </table:table-cell>
          <table:table-cell table:style-name="ce24" table:formula="of:=[Calculations.AE18]" office:value-type="float" office:value="16">
            <text:p>16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Taegan Isaac">
            <text:p>Taegan Isaac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atie Dyck">
            <text:p>Katie Dyck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3]" office:value-type="float" office:value="20">
            <text:p>2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iden Glass">
            <text:p>Aiden Glass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Haydn Ulven">
            <text:p>Haydn Ulven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Kristen Turenne">
            <text:p>Kristen Turenne</text:p>
          </table:table-cell>
          <table:table-cell table:style-name="ce24" table:formula="of:=Team1" office:value-type="string" office:string-value="TDAC 1">
            <text:p>TDAC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rdan McGettigan">
            <text:p>Jordan McGettigan</text:p>
          </table:table-cell>
          <table:table-cell table:style-name="ce24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Wisdon Okereke">
            <text:p>Wisdon Okereke</text:p>
          </table:table-cell>
          <table:table-cell table:style-name="ce24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4]" office:value-type="float" office:value="20">
            <text:p>2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ames Gregory">
            <text:p>James Gregory</text:p>
          </table:table-cell>
          <table:table-cell table:style-name="ce24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5]" office:value-type="float" office:value="-20">
            <text:p>-20</text:p>
          </table:table-cell>
          <table:table-cell table:style-name="ce24" table:formula="of:=[Calculations.C55]" office:value-type="float" office:value="3">
            <text:p>3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Yaddak Mela">
            <text:p>Yaddak Mela</text:p>
          </table:table-cell>
          <table:table-cell table:style-name="ce24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aleb Ens">
            <text:p>Caleb Ens</text:p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ohn Juson">
            <text:p>John Juson</text:p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5]" office:value-type="float" office:value="70">
            <text:p>7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Kiana Ens">
            <text:p>Kiana Ens</text:p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6]" office:value-type="float" office:value="40">
            <text:p>4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1">
            <text:p>Westgate 1</text:p>
          </table:table-cell>
          <table:table-cell table:formula="of:=CONCATENATE([$Quiz.$C$3];[$Quiz.$D$3])" office:value-type="string" office:string-value="A5">
            <text:p>A5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TDAC 1">
            <text:p>TDAC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Taegan Isaac">
            <text:p>Taegan Isaac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style-name="ce77" office:value-type="string">
            <text:p>Regulation</text:p>
          </table:table-cell>
          <table:table-cell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atie Dyck">
            <text:p>Katie Dyck</text:p>
          </table:table-cell>
          <table:table-cell table:style-name="ce77" table:formula="of:=[.S11]*20+[.Z11]+[.Z23]+[.Z33]" office:value-type="float" office:value="20">
            <text:p>2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e">
            <text:p>e</text:p>
          </table:table-cell>
          <table:table-cell table:style-name="ce78" table:formula="of:=IF([Quiz.P7]=0;&quot;&quot;;[Quiz.P7])" office:value-type="string" office:string-value="c">
            <text:p>c</text:p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iden Glass">
            <text:p>Aiden Glass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 office:value-type="string" office:string-value="c">
            <text:p>c</text:p>
          </table:table-cell>
          <table:table-cell table:style-name="ce78" table:formula="of:=IF([Quiz.L8]=0;&quot;&quot;;[Quiz.L8])" office:value-type="string" office:string-value="c">
            <text:p>c</text:p>
          </table:table-cell>
          <table:table-cell table:style-name="ce78" table:formula="of:=IF([Quiz.M8]=0;&quot;&quot;;[Quiz.M8])" office:value-type="string" office:string-value="c">
            <text:p>c</text:p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1">
            <text:p>TDAC 1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3">
            <text:p>13</text:p>
          </table:table-cell>
          <table:table-cell table:style-name="ce78" table:formula="of:=VLOOKUP([.AG$3];TeamPoints;2)+MAX(([.$AC4]-VLOOKUP([.AG$3];TeamPoints;3))/10;0)" office:value-type="float" office:value="12">
            <text:p>12</text:p>
          </table:table-cell>
          <table:table-cell table:style-name="ce78" table:formula="of:=VLOOKUP([.AH$3];TeamPoints;2)+MAX(([.$AC4]-VLOOKUP([.AH$3];TeamPoints;3))/10;0)" office:value-type="float" office:value="11">
            <text:p>11</text:p>
          </table:table-cell>
          <table:table-cell table:style-name="ce78" table:formula="of:=VLOOKUP([.AI$3];TeamPoints;2)+MAX(([.$AC4]-VLOOKUP([.AI$3];TeamPoints;3))/10;0)" office:value-type="float" office:value="11">
            <text:p>11</text:p>
          </table:table-cell>
          <table:table-cell table:style-name="ce78" table:formula="of:=VLOOKUP([.AJ$3];TeamPoints;2)+MAX(([.$AC4]-VLOOKUP([.AJ$3];TeamPoints;3))/10;0)" office:value-type="float" office:value="11">
            <text:p>11</text:p>
          </table:table-cell>
          <table:table-cell table:style-name="ce78" table:formula="of:=VLOOKUP([.AK$3];TeamPoints;2)+MAX(([.$AC4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Haydn Ulven">
            <text:p>Haydn Ulven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5">
            <text:p>Westgate 5</text:p>
          </table:table-cell>
          <table:table-cell table:style-name="ce77" table:formula="of:=[.$S$93]" office:value-type="float" office:value="10">
            <text:p>1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3">
            <text:p>3</text:p>
          </table:table-cell>
          <table:table-cell table:style-name="ce78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Kristen Turenne">
            <text:p>Kristen Turenne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1">
            <text:p>Westgate 1</text:p>
          </table:table-cell>
          <table:table-cell table:style-name="ce77" table:formula="of:=[.$S$144]" office:value-type="float" office:value="140">
            <text:p>14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6">
            <text:p>16</text:p>
          </table:table-cell>
          <table:table-cell table:style-name="ce78" table:formula="of:=VLOOKUP([.AG$3];TeamPoints;2)+MAX(([.$AC6]-VLOOKUP([.AG$3];TeamPoints;3))/10;0)" office:value-type="float" office:value="15">
            <text:p>15</text:p>
          </table:table-cell>
          <table:table-cell table:style-name="ce78" table:formula="of:=VLOOKUP([.AH$3];TeamPoints;2)+MAX(([.$AC6]-VLOOKUP([.AH$3];TeamPoints;3))/10;0)" office:value-type="float" office:value="14">
            <text:p>14</text:p>
          </table:table-cell>
          <table:table-cell table:style-name="ce78" table:formula="of:=VLOOKUP([.AI$3];TeamPoints;2)+MAX(([.$AC6]-VLOOKUP([.AI$3];TeamPoints;3))/10;0)" office:value-type="float" office:value="14">
            <text:p>14</text:p>
          </table:table-cell>
          <table:table-cell table:style-name="ce78" table:formula="of:=VLOOKUP([.AJ$3];TeamPoints;2)+MAX(([.$AC6]-VLOOKUP([.AJ$3];TeamPoints;3))/10;0)" office:value-type="float" office:value="14">
            <text:p>14</text:p>
          </table:table-cell>
          <table:table-cell table:style-name="ce78" table:formula="of:=VLOOKUP([.AK$3];TeamPoints;2)+MAX(([.$AC6]-VLOOKUP([.AK$3];TeamPoints;3))/10;0)" office:value-type="float" office:value="13">
            <text:p>1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 office:value-type="float" office:value="40">
            <text:p>40</text:p>
          </table:table-cell>
          <table:table-cell table:style-name="ce78" table:formula="of:=IF([.M41]=0;&quot;&quot;;[.M42])" office:value-type="float" office:value="60">
            <text:p>60</text:p>
          </table:table-cell>
          <table:table-cell table:style-name="ce78" table:formula="of:=IF([.N41]=0;&quot;&quot;;[.N42])" office:value-type="float" office:value="90">
            <text:p>9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110">
            <text:p>11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style-name="ce77" office:value-type="string">
            <text:p>Overtime</text:p>
          </table:table-cell>
          <table:table-cell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1">
            <text:p>1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1">
            <text:p>TDAC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3">
            <text:p>3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Westgate 5">
            <text:p>Westgate 5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1">
            <text:p>Westgate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TDAC 1">
            <text:p>TDAC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HLOOKUP([.AC16];TotalPoints;2)" office:value-type="float" office:value="11">
            <text:p>11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Westgate 5">
            <text:p>Westgate 5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10">
            <text:p>10</text:p>
          </table:table-cell>
          <table:table-cell table:style-name="ce77" table:formula="of:=HLOOKUP([.AC17];TotalPoints;3)" office:value-type="float" office:value="1">
            <text:p>1</text:p>
          </table:table-cell>
          <table:table-cell table:style-name="ce77" table:formula="of:=[.S79]" office:value-type="float" office:value="4">
            <text:p>4</text:p>
          </table:table-cell>
          <table:table-cell table:number-columns-repeated="992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10">
            <text:p>1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1">
            <text:p>Westgate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40">
            <text:p>140</text:p>
          </table:table-cell>
          <table:table-cell table:style-name="ce77" table:formula="of:=HLOOKUP([.AC18];TotalPoints;4)" office:value-type="float" office:value="16">
            <text:p>16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30">
            <text:p>3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90">
            <text:p>90</text:p>
          </table:table-cell>
          <table:table-cell table:formula="of:=[.N42]+[.O41]" office:value-type="float" office:value="90">
            <text:p>90</text:p>
          </table:table-cell>
          <table:table-cell table:formula="of:=[.O42]+[.P41]" office:value-type="float" office:value="90">
            <text:p>90</text:p>
          </table:table-cell>
          <table:table-cell table:formula="of:=[.P42]+[.Q41]" office:value-type="float" office:value="110">
            <text:p>110</text:p>
          </table:table-cell>
          <table:table-cell table:formula="of:=[.Q42]+[.R41]" office:value-type="float" office:value="110">
            <text:p>110</text:p>
          </table:table-cell>
          <table:table-cell table:formula="of:=[.R42]+[.S41]" office:value-type="float" office:value="110">
            <text:p>110</text:p>
          </table:table-cell>
          <table:table-cell table:formula="of:=[.S42]+[.T41]" office:value-type="float" office:value="110">
            <text:p>110</text:p>
          </table:table-cell>
          <table:table-cell table:formula="of:=[.T42]+[.U41]" office:value-type="float" office:value="110">
            <text:p>110</text:p>
          </table:table-cell>
          <table:table-cell table:formula="of:=[.U42]+[.V41]" office:value-type="float" office:value="110">
            <text:p>110</text:p>
          </table:table-cell>
          <table:table-cell table:formula="of:=[.V42]+[.W41]" office:value-type="float" office:value="110">
            <text:p>110</text:p>
          </table:table-cell>
          <table:table-cell table:formula="of:=[.W42]+[.X41]" office:value-type="float" office:value="110">
            <text:p>110</text:p>
          </table:table-cell>
          <table:table-cell table:formula="of:=[.X42]+[.Y41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true">
            <text:p>TRU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true">
            <text:p>TRU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Westgate 5">
            <text:p>Westgate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rdan McGettigan">
            <text:p>Jordan McGettigan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Wisdon Okereke">
            <text:p>Wisdon Okereke</text:p>
          </table:table-cell>
          <table:table-cell table:style-name="ce77" table:formula="of:=[.S62]*20+[.Z62]+[.Z74]+[.Z84]" office:value-type="float" office:value="20">
            <text:p>2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 office:value-type="string" office:string-value="c">
            <text:p>c</text:p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 office:value-type="string" office:string-value="e">
            <text:p>e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ames Gregory">
            <text:p>James Gregory</text:p>
          </table:table-cell>
          <table:table-cell table:style-name="ce77" table:formula="of:=[.S63]*20+[.Z63]+[.Z75]+[.Z85]" office:value-type="float" office:value="-20">
            <text:p>-20</text:p>
          </table:table-cell>
          <table:table-cell table:style-name="ce77" table:formula="of:=[.S75]" office:value-type="float" office:value="3">
            <text:p>3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 office:value-type="string" office:string-value="e">
            <text:p>e</text:p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e">
            <text:p>e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 office:value-type="string" office:string-value="e">
            <text:p>e</text:p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Yaddak Mela">
            <text:p>Yaddak Mela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40">
            <text:p>40</text:p>
          </table:table-cell>
          <table:table-cell table:style-name="ce78" table:formula="of:=IF([.I92]=0;&quot;&quot;;[.I93])" office:value-type="float" office:value="30">
            <text:p>3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20">
            <text:p>2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10">
            <text:p>1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1">
            <text:p>1</text:p>
          </table:table-cell>
          <table:table-cell table:formula="of:=IF(LOWER([.G55])=&quot;e&quot;;[.F75]+1;[.F75])" office:value-type="float" office:value="1">
            <text:p>1</text:p>
          </table:table-cell>
          <table:table-cell table:formula="of:=IF(LOWER([.H55])=&quot;e&quot;;[.G75]+1;[.G75])" office:value-type="float" office:value="1">
            <text:p>1</text:p>
          </table:table-cell>
          <table:table-cell table:formula="of:=IF(LOWER([.I55])=&quot;e&quot;;[.H75]+1;[.H75])" office:value-type="float" office:value="2">
            <text:p>2</text:p>
          </table:table-cell>
          <table:table-cell table:formula="of:=IF(LOWER([.J55])=&quot;e&quot;;[.I75]+1;[.I75])" office:value-type="float" office:value="2">
            <text:p>2</text:p>
          </table:table-cell>
          <table:table-cell table:formula="of:=IF(LOWER([.K55])=&quot;e&quot;;[.J75]+1;[.J75])" office:value-type="float" office:value="2">
            <text:p>2</text:p>
          </table:table-cell>
          <table:table-cell table:formula="of:=IF(LOWER([.L55])=&quot;e&quot;;[.K75]+1;[.K75])" office:value-type="float" office:value="2">
            <text:p>2</text:p>
          </table:table-cell>
          <table:table-cell table:formula="of:=IF(LOWER([.M55])=&quot;e&quot;;[.L75]+1;[.L75])" office:value-type="float" office:value="2">
            <text:p>2</text:p>
          </table:table-cell>
          <table:table-cell table:formula="of:=IF(LOWER([.N55])=&quot;e&quot;;[.M75]+1;[.M75])" office:value-type="float" office:value="2">
            <text:p>2</text:p>
          </table:table-cell>
          <table:table-cell table:formula="of:=IF(LOWER([.O55])=&quot;e&quot;;[.N75]+1;[.N75])" office:value-type="float" office:value="3">
            <text:p>3</text:p>
          </table:table-cell>
          <table:table-cell table:formula="of:=IF(LOWER([.P55])=&quot;e&quot;;[.O75]+1;[.O75])" office:value-type="float" office:value="3">
            <text:p>3</text:p>
          </table:table-cell>
          <table:table-cell table:formula="of:=IF(LOWER([.Q55])=&quot;e&quot;;[.P75]+1;[.P75])" office:value-type="float" office:value="3">
            <text:p>3</text:p>
          </table:table-cell>
          <table:table-cell table:formula="of:=IF(LOWER([.R55])=&quot;e&quot;;[.Q75]+1;[.Q75])" office:value-type="float" office:value="3">
            <text:p>3</text:p>
          </table:table-cell>
          <table:table-cell table:formula="of:=IF(LOWER([.S55])=&quot;e&quot;;[.R75]+1;[.R75])" office:value-type="float" office:value="3">
            <text:p>3</text:p>
          </table:table-cell>
          <table:table-cell table:formula="of:=IF(LOWER([.T55])=&quot;e&quot;;[.S75]+1;[.S75])" office:value-type="float" office:value="3">
            <text:p>3</text:p>
          </table:table-cell>
          <table:table-cell table:formula="of:=IF(LOWER([.U55])=&quot;e&quot;;[.T75]+1;[.T75])" office:value-type="float" office:value="3">
            <text:p>3</text:p>
          </table:table-cell>
          <table:table-cell table:formula="of:=IF(LOWER([.V55])=&quot;e&quot;;[.U75]+1;[.U75])" office:value-type="float" office:value="3">
            <text:p>3</text:p>
          </table:table-cell>
          <table:table-cell table:formula="of:=IF(LOWER([.W55])=&quot;e&quot;;[.V75]+1;[.V75])" office:value-type="float" office:value="3">
            <text:p>3</text:p>
          </table:table-cell>
          <table:table-cell table:formula="of:=IF(LOWER([.X55])=&quot;e&quot;;[.W75]+1;[.W75])" office:value-type="float" office:value="3">
            <text:p>3</text:p>
          </table:table-cell>
          <table:table-cell table:formula="of:=IF(LOWER([.Y55])=&quot;e&quot;;[.X75]+1;[.X75])" office:value-type="float" office:value="3">
            <text:p>3</text:p>
          </table:table-cell>
          <table:table-cell table:formula="of:=IF([.S75]&gt;1;([.S75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2">
            <text:p>2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3">
            <text:p>3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4">
            <text:p>4</text:p>
          </table:table-cell>
          <table:table-cell table:formula="of:=SUM([.T73:.T77])" office:value-type="float" office:value="4">
            <text:p>4</text:p>
          </table:table-cell>
          <table:table-cell table:formula="of:=SUM([.U73:.U77])" office:value-type="float" office:value="4">
            <text:p>4</text:p>
          </table:table-cell>
          <table:table-cell table:formula="of:=SUM([.V73:.V77])" office:value-type="float" office:value="4">
            <text:p>4</text:p>
          </table:table-cell>
          <table:table-cell table:formula="of:=SUM([.W73:.W77])" office:value-type="float" office:value="4">
            <text:p>4</text:p>
          </table:table-cell>
          <table:table-cell table:formula="of:=SUM([.X73:.X77])" office:value-type="float" office:value="4">
            <text:p>4</text:p>
          </table:table-cell>
          <table:table-cell table:formula="of:=SUM([.Y73:.Y77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-10">
            <text:p>-1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-10">
            <text:p>-1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-10">
            <text:p>-1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-10">
            <text:p>-1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30">
            <text:p>30</text:p>
          </table:table-cell>
          <table:table-cell table:formula="of:=[.I93]+[.J92]" office:value-type="float" office:value="30">
            <text:p>30</text:p>
          </table:table-cell>
          <table:table-cell table:formula="of:=[.J93]+[.K92]" office:value-type="float" office:value="30">
            <text:p>30</text:p>
          </table:table-cell>
          <table:table-cell table:formula="of:=[.K93]+[.L92]" office:value-type="float" office:value="30">
            <text:p>30</text:p>
          </table:table-cell>
          <table:table-cell table:formula="of:=[.L93]+[.M92]" office:value-type="float" office:value="30">
            <text:p>30</text:p>
          </table:table-cell>
          <table:table-cell table:formula="of:=[.M93]+[.N92]" office:value-type="float" office:value="30">
            <text:p>3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10">
            <text:p>10</text:p>
          </table:table-cell>
          <table:table-cell table:formula="of:=[.S93]+[.T92]" office:value-type="float" office:value="10">
            <text:p>10</text:p>
          </table:table-cell>
          <table:table-cell table:formula="of:=[.T93]+[.U92]" office:value-type="float" office:value="10">
            <text:p>10</text:p>
          </table:table-cell>
          <table:table-cell table:formula="of:=[.U93]+[.V92]" office:value-type="float" office:value="10">
            <text:p>10</text:p>
          </table:table-cell>
          <table:table-cell table:formula="of:=[.V93]+[.W92]" office:value-type="float" office:value="10">
            <text:p>10</text:p>
          </table:table-cell>
          <table:table-cell table:formula="of:=[.W93]+[.X92]" office:value-type="float" office:value="10">
            <text:p>10</text:p>
          </table:table-cell>
          <table:table-cell table:formula="of:=[.X93]+[.Y92]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true">
            <text:p>TRU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true">
            <text:p>TRU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1">
            <text:p>Westgat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aleb Ens">
            <text:p>Caleb Ens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 office:value-type="string" office:string-value="e">
            <text:p>e</text:p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ohn Juson">
            <text:p>John Juson</text:p>
          </table:table-cell>
          <table:table-cell table:style-name="ce77" table:formula="of:=[.S113]*20+[.Z113]+[.Z125]+[.Z135]" office:value-type="float" office:value="70">
            <text:p>7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 office:value-type="string" office:string-value="c">
            <text:p>c</text:p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c">
            <text:p>c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 office:value-type="string" office:string-value="c">
            <text:p>c</text:p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Kiana Ens">
            <text:p>Kiana Ens</text:p>
          </table:table-cell>
          <table:table-cell table:style-name="ce77" table:formula="of:=[.S114]*20+[.Z114]+[.Z126]+[.Z136]" office:value-type="float" office:value="40">
            <text:p>4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 office:value-type="string" office:string-value="e">
            <text:p>e</text:p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 office:value-type="string" office:string-value="b">
            <text:p>b</text:p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 office:value-type="string" office:string-value="c">
            <text:p>c</text:p>
          </table:table-cell>
          <table:table-cell table:style-name="ce78" table:formula="of:=IF([Quiz.R24]=0;&quot;&quot;;[Quiz.R24])" office:value-type="string" office:string-value="c">
            <text:p>c</text:p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60">
            <text:p>6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90">
            <text:p>9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 office:value-type="float" office:value="110">
            <text:p>110</text:p>
          </table:table-cell>
          <table:table-cell table:style-name="ce78" table:formula="of:=IF([.Q143]=0;&quot;&quot;;[.Q144])" office:value-type="float" office:value="100">
            <text:p>100</text:p>
          </table:table-cell>
          <table:table-cell table:style-name="ce78" table:formula="of:=IF([.R143]=0;&quot;&quot;;[.R144])" office:value-type="float" office:value="120">
            <text:p>120</text:p>
          </table:table-cell>
          <table:table-cell table:style-name="ce78" table:formula="of:=IF([.S143]=0;&quot;&quot;;[.S144])" office:value-type="float" office:value="140">
            <text:p>14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1">
            <text:p>1</text:p>
          </table:table-cell>
          <table:table-cell table:formula="of:=IF(LOWER([.F105])=&quot;c&quot;;[.E113]+1;[.E113])" office:value-type="float" office:value="1">
            <text:p>1</text:p>
          </table:table-cell>
          <table:table-cell table:formula="of:=IF(LOWER([.G105])=&quot;c&quot;;[.F113]+1;[.F113])" office:value-type="float" office:value="2">
            <text:p>2</text:p>
          </table:table-cell>
          <table:table-cell table:formula="of:=IF(LOWER([.H105])=&quot;c&quot;;[.G113]+1;[.G113])" office:value-type="float" office:value="2">
            <text:p>2</text:p>
          </table:table-cell>
          <table:table-cell table:formula="of:=IF(LOWER([.I105])=&quot;c&quot;;[.H113]+1;[.H113])" office:value-type="float" office:value="2">
            <text:p>2</text:p>
          </table:table-cell>
          <table:table-cell table:formula="of:=IF(LOWER([.J105])=&quot;c&quot;;[.I113]+1;[.I113])" office:value-type="float" office:value="3">
            <text:p>3</text:p>
          </table:table-cell>
          <table:table-cell table:formula="of:=IF(LOWER([.K105])=&quot;c&quot;;[.J113]+1;[.J113])" office:value-type="float" office:value="3">
            <text:p>3</text:p>
          </table:table-cell>
          <table:table-cell table:formula="of:=IF(LOWER([.L105])=&quot;c&quot;;[.K113]+1;[.K113])" office:value-type="float" office:value="3">
            <text:p>3</text:p>
          </table:table-cell>
          <table:table-cell table:formula="of:=IF(LOWER([.M105])=&quot;c&quot;;[.L113]+1;[.L113])" office:value-type="float" office:value="3">
            <text:p>3</text:p>
          </table:table-cell>
          <table:table-cell table:formula="of:=IF(LOWER([.N105])=&quot;c&quot;;[.M113]+1;[.M113])" office:value-type="float" office:value="3">
            <text:p>3</text:p>
          </table:table-cell>
          <table:table-cell table:formula="of:=IF(LOWER([.O105])=&quot;c&quot;;[.N113]+1;[.N113])" office:value-type="float" office:value="3">
            <text:p>3</text:p>
          </table:table-cell>
          <table:table-cell table:formula="of:=IF(LOWER([.P105])=&quot;c&quot;;[.O113]+1;[.O113])" office:value-type="float" office:value="3">
            <text:p>3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10">
            <text:p>1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1">
            <text:p>1</text:p>
          </table:table-cell>
          <table:table-cell table:formula="of:=IF(LOWER([.L106])=&quot;e&quot;;[.K126]+1;[.K126])" office:value-type="float" office:value="1">
            <text:p>1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aleb Ens">
            <text:p>Caleb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hn Juson">
            <text:p>John Ju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Kiana Ens">
            <text:p>Kiana 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-1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90">
            <text:p>9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90">
            <text:p>9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00">
            <text:p>100</text:p>
          </table:table-cell>
          <table:table-cell table:formula="of:=[.Q144]+[.R143]" office:value-type="float" office:value="120">
            <text:p>120</text:p>
          </table:table-cell>
          <table:table-cell table:formula="of:=[.R144]+[.S143]" office:value-type="float" office:value="140">
            <text:p>140</text:p>
          </table:table-cell>
          <table:table-cell table:formula="of:=[.S144]+[.T143]" office:value-type="float" office:value="140">
            <text:p>140</text:p>
          </table:table-cell>
          <table:table-cell table:formula="of:=[.T144]+[.U143]" office:value-type="float" office:value="140">
            <text:p>140</text:p>
          </table:table-cell>
          <table:table-cell table:formula="of:=[.U144]+[.V143]" office:value-type="float" office:value="140">
            <text:p>140</text:p>
          </table:table-cell>
          <table:table-cell table:formula="of:=[.V144]+[.W143]" office:value-type="float" office:value="140">
            <text:p>140</text:p>
          </table:table-cell>
          <table:table-cell table:formula="of:=[.W144]+[.X143]" office:value-type="float" office:value="140">
            <text:p>140</text:p>
          </table:table-cell>
          <table:table-cell table:formula="of:=[.X144]+[.Y143]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true">
            <text:p>TRU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true">
            <text:p>TRU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6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6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6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6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2018-11-09</text:date>, <text:time>21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38:23.95</meta:creation-date>
    <meta:editing-duration>PT9M47S</meta:editing-duration>
    <meta:editing-cycles>2</meta:editing-cycles>
    <meta:generator>OpenOffice/4.1.3$Win32 OpenOffice.org_project/413m1$Build-9783</meta:generator>
    <meta:initial-creator>Joseph Juson</meta:initial-creator>
    <dc:date>2018-11-09T21:03:22.09</dc:date>
    <dc:creator>Joseph Juson</dc:creator>
    <meta:document-statistic meta:table-count="5" meta:cell-count="4549" meta:object-count="0"/>
  </office:meta>
</office:document-meta>
</file>